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vertical-align="middle" draw:auto-grow-height="false" fo:min-height="0.759cm" fo:min-width="1.44cm" fo:wrap-option="wrap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939cm" svg:height="1.007cm" draw:transform="rotate (3.02954251561176) translate (4.062cm 3.438cm)">
          <text:p/>
          <draw:enhanced-geometry svg:viewBox="0 0 21600 21600" draw:text-areas="0 0 21600 21600" draw:mirror-horizontal="true" draw:mirror-vertical="false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d38100" draw:textarea-horizontal-align="justify" fo:padding-top="0.125cm" fo:padding-bottom="0.125cm" fo:padding-left="0.25cm" fo:padding-right="0.25cm" fo:wrap-option="wrap" draw:shadow="visible" draw:shadow-offset-x="0.102cm" draw:shadow-offset-y="0.102cm" draw:shadow-color="#808080" loext:shadow-blur="0.071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0-28T17:53:27.487363023</meta:creation-date>
    <dc:date>2023-10-28T17:56:58.530284308</dc:date>
    <meta:editing-duration>PT3M31S</meta:editing-duration>
    <meta:editing-cycles>1</meta:editing-cycles>
    <meta:document-statistic meta:object-count="1"/>
    <meta:generator>LibreOffice/7.3.7.2$Linux_X86_64 LibreOffice_project/30$Build-2</meta:generator>
  </office:meta>
</office:document-meta>
</file>